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63mm" svg:y="108.36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4.51mm" svg:y="202.94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</text:p>
          </table:table-cell>
          <table:table-cell/>
          <table:table-cell office:value-type="string" calcext:value-type="string">
            <text:p>0.994861,-0.043369,-0.091498,105.507744,0.043767,0.999039,0.002350,-5.961123,0.091308,-0.006343,0.995803,-3.172411,0.000000,0.000000,0.000000,1.000000</text:p>
          </table:table-cell>
          <table:table-cell/>
          <table:table-cell office:value-type="float" office:value="0.994861" calcext:value-type="float">
            <text:p>0.994861</text:p>
          </table:table-cell>
          <table:table-cell office:value-type="float" office:value="-0.043369" calcext:value-type="float">
            <text:p>-0.043369</text:p>
          </table:table-cell>
          <table:table-cell office:value-type="float" office:value="-0.091498" calcext:value-type="float">
            <text:p>-0.091498</text:p>
          </table:table-cell>
          <table:table-cell office:value-type="float" office:value="105.507744" calcext:value-type="float">
            <text:p>105.507744</text:p>
          </table:table-cell>
          <table:table-cell/>
          <table:table-cell table:formula="of:=COS([.G5]) - SIN([.H5]) + SIN([.G6]) + COS([.H6])" office:value-type="float" office:value="1.07624694513557" calcext:value-type="float">
            <text:p>1.07624694513557</text:p>
          </table:table-cell>
          <table:table-cell table:formula="of:=COS([.F4]) + SIN([.H4]) - SIN([.F6]) + COS([.H6])" office:value-type="float" office:value="0.905897099195193" calcext:value-type="float">
            <text:p>0.905897099195193</text:p>
          </table:table-cell>
          <table:table-cell table:formula="of:=COS([.F4]) - SIN([.G4]) + SIN([.F5]) + COS([.G5])" office:value-type="float" office:value="1.17283861599452" calcext:value-type="float">
            <text:p>1.17283861599452</text:p>
          </table:table-cell>
          <table:table-cell/>
          <table:table-cell table:formula="of:=[.I4]" office:value-type="float" office:value="105.507744" calcext:value-type="float">
            <text:p>105.507744</text:p>
          </table:table-cell>
          <table:table-cell table:formula="of:=[.I5]" office:value-type="float" office:value="-5.961123" calcext:value-type="float">
            <text:p>-5.961123</text:p>
          </table:table-cell>
          <table:table-cell table:formula="of:=[.I6]" office:value-type="float" office:value="-3.172411" calcext:value-type="float">
            <text:p>-3.172411</text:p>
          </table:table-cell>
          <table:table-cell/>
          <table:table-cell table:formula="of:=[.F4]" office:value-type="float" office:value="0.994861" calcext:value-type="float">
            <text:p>0.994861</text:p>
          </table:table-cell>
          <table:table-cell table:formula="of:=[.G5]" office:value-type="float" office:value="0.999039" calcext:value-type="float">
            <text:p>0.999039</text:p>
          </table:table-cell>
          <table:table-cell table:formula="of:=[.H6]" office:value-type="float" office:value="0.995803" calcext:value-type="float">
            <text:p>0.995803</text:p>
          </table:table-cell>
          <table:table-cell/>
          <table:table-cell office:value-type="float" office:value="13.740281" calcext:value-type="float">
            <text:p>13.740281</text:p>
          </table:table-cell>
        </table:table-row>
        <table:table-row table:style-name="ro1">
          <table:table-cell table:number-columns-repeated="5"/>
          <table:table-cell office:value-type="float" office:value="0.043767" calcext:value-type="float">
            <text:p>0.043767</text:p>
          </table:table-cell>
          <table:table-cell office:value-type="float" office:value="0.999039" calcext:value-type="float">
            <text:p>0.999039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-5.961123" calcext:value-type="float">
            <text:p>-5.96112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91308" calcext:value-type="float">
            <text:p>0.091308</text:p>
          </table:table-cell>
          <table:table-cell office:value-type="float" office:value="-0.006343" calcext:value-type="float">
            <text:p>-0.006343</text:p>
          </table:table-cell>
          <table:table-cell office:value-type="float" office:value="0.995803" calcext:value-type="float">
            <text:p>0.995803</text:p>
          </table:table-cell>
          <table:table-cell office:value-type="float" office:value="-3.172411" calcext:value-type="float">
            <text:p>-3.17241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2</text:p>
          </table:table-cell>
          <table:table-cell/>
          <table:table-cell office:value-type="string" calcext:value-type="string">
            <text:p>0.996163,-0.087481,-0.020706,17.291636,0.088763,0.993708,0.071039,-101.650093,0.014362,-0.072597,0.997369,-4.618966,0.000000,0.000000,0.000000,1.000000</text:p>
          </table:table-cell>
          <table:table-cell/>
          <table:table-cell office:value-type="float" office:value="0.996163" calcext:value-type="float">
            <text:p>0.996163</text:p>
          </table:table-cell>
          <table:table-cell office:value-type="float" office:value="-0.087481" calcext:value-type="float">
            <text:p>-0.087481</text:p>
          </table:table-cell>
          <table:table-cell office:value-type="float" office:value="-0.020706" calcext:value-type="float">
            <text:p>-0.020706</text:p>
          </table:table-cell>
          <table:table-cell office:value-type="float" office:value="17.291636" calcext:value-type="float">
            <text:p>17.291636</text:p>
          </table:table-cell>
          <table:table-cell/>
          <table:table-cell table:formula="of:=COS([.G10]) - SIN([.H10]) + SIN([.G11]) + COS([.H11])" office:value-type="float" office:value="0.944587941366814" calcext:value-type="float">
            <text:p>0.944587941366814</text:p>
          </table:table-cell>
          <table:table-cell table:formula="of:=COS([.F9]) + SIN([.H9]) - SIN([.F11]) + COS([.H11])" office:value-type="float" office:value="1.05097536152061" calcext:value-type="float">
            <text:p>1.05097536152061</text:p>
          </table:table-cell>
          <table:table-cell table:formula="of:=COS([.F9]) - SIN([.G9]) + SIN([.F10]) + COS([.G10])" office:value-type="float" office:value="1.26512910509814" calcext:value-type="float">
            <text:p>1.26512910509814</text:p>
          </table:table-cell>
          <table:table-cell/>
          <table:table-cell table:formula="of:=[.I9]" office:value-type="float" office:value="17.291636" calcext:value-type="float">
            <text:p>17.291636</text:p>
          </table:table-cell>
          <table:table-cell table:formula="of:=[.I10]" office:value-type="float" office:value="-101.650093" calcext:value-type="float">
            <text:p>-101.650093</text:p>
          </table:table-cell>
          <table:table-cell table:formula="of:=[.I11]" office:value-type="float" office:value="-4.618966" calcext:value-type="float">
            <text:p>-4.618966</text:p>
          </table:table-cell>
          <table:table-cell/>
          <table:table-cell table:formula="of:=[.F9]" office:value-type="float" office:value="0.996163" calcext:value-type="float">
            <text:p>0.996163</text:p>
          </table:table-cell>
          <table:table-cell table:formula="of:=[.G10]" office:value-type="float" office:value="0.993708" calcext:value-type="float">
            <text:p>0.993708</text:p>
          </table:table-cell>
          <table:table-cell table:formula="of:=[.H11]" office:value-type="float" office:value="0.997369" calcext:value-type="float">
            <text:p>0.997369</text:p>
          </table:table-cell>
          <table:table-cell/>
          <table:table-cell office:value-type="float" office:value="15.816349" calcext:value-type="float">
            <text:p>15.816349</text:p>
          </table:table-cell>
        </table:table-row>
        <table:table-row table:style-name="ro1">
          <table:table-cell table:number-columns-repeated="5"/>
          <table:table-cell office:value-type="float" office:value="0.088763" calcext:value-type="float">
            <text:p>0.088763</text:p>
          </table:table-cell>
          <table:table-cell office:value-type="float" office:value="0.993708" calcext:value-type="float">
            <text:p>0.993708</text:p>
          </table:table-cell>
          <table:table-cell office:value-type="float" office:value="0.071039" calcext:value-type="float">
            <text:p>0.071039</text:p>
          </table:table-cell>
          <table:table-cell office:value-type="float" office:value="-101.650093" calcext:value-type="float">
            <text:p>-101.65009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14362" calcext:value-type="float">
            <text:p>0.014362</text:p>
          </table:table-cell>
          <table:table-cell office:value-type="float" office:value="-0.072597" calcext:value-type="float">
            <text:p>-0.072597</text:p>
          </table:table-cell>
          <table:table-cell office:value-type="float" office:value="0.997369" calcext:value-type="float">
            <text:p>0.997369</text:p>
          </table:table-cell>
          <table:table-cell office:value-type="float" office:value="-4.618966" calcext:value-type="float">
            <text:p>-4.61896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02</text:p>
          </table:table-cell>
          <table:table-cell/>
          <table:table-cell office:value-type="string" calcext:value-type="string">
            <text:p>0.798334,0.602807,0.012228,113.360664,-0.602592,0.797144,0.048667,87.048065,0.019587,-0.046226,0.998988,-7.875946,0.000000,0.000000,0.000000,1.000000</text:p>
          </table:table-cell>
          <table:table-cell/>
          <table:table-cell office:value-type="float" office:value="0.798334" calcext:value-type="float">
            <text:p>0.798334</text:p>
          </table:table-cell>
          <table:table-cell office:value-type="float" office:value="0.602807" calcext:value-type="float">
            <text:p>0.602807</text:p>
          </table:table-cell>
          <table:table-cell office:value-type="float" office:value="0.012228" calcext:value-type="float">
            <text:p>0.012228</text:p>
          </table:table-cell>
          <table:table-cell office:value-type="float" office:value="113.360664" calcext:value-type="float">
            <text:p>113.360664</text:p>
          </table:table-cell>
          <table:table-cell/>
          <table:table-cell table:formula="of:=COS([.G15]) - SIN([.H15]) + SIN([.G16]) + COS([.H16])" office:value-type="float" office:value="1.14504890184726" calcext:value-type="float">
            <text:p>1.14504890184726</text:p>
          </table:table-cell>
          <table:table-cell table:formula="of:=COS([.F14]) + SIN([.H14]) - SIN([.F16]) + COS([.H16])" office:value-type="float" office:value="1.23169640252914" calcext:value-type="float">
            <text:p>1.23169640252914</text:p>
          </table:table-cell>
          <table:table-cell table:formula="of:=COS([.F14]) - SIN([.G14]) + SIN([.F15]) + COS([.G15])" office:value-type="float" office:value="0.26291668420554" calcext:value-type="float">
            <text:p>0.26291668420554</text:p>
          </table:table-cell>
          <table:table-cell/>
          <table:table-cell table:formula="of:=[.I14]" office:value-type="float" office:value="113.360664" calcext:value-type="float">
            <text:p>113.360664</text:p>
          </table:table-cell>
          <table:table-cell table:formula="of:=[.I15]" office:value-type="float" office:value="87.048065" calcext:value-type="float">
            <text:p>87.048065</text:p>
          </table:table-cell>
          <table:table-cell table:formula="of:=[.I16]" office:value-type="float" office:value="-7.875946" calcext:value-type="float">
            <text:p>-7.875946</text:p>
          </table:table-cell>
          <table:table-cell/>
          <table:table-cell table:formula="of:=[.F14]" office:value-type="float" office:value="0.798334" calcext:value-type="float">
            <text:p>0.798334</text:p>
          </table:table-cell>
          <table:table-cell table:formula="of:=[.G15]" office:value-type="float" office:value="0.797144" calcext:value-type="float">
            <text:p>0.797144</text:p>
          </table:table-cell>
          <table:table-cell table:formula="of:=[.H16]" office:value-type="float" office:value="0.998988" calcext:value-type="float">
            <text:p>0.998988</text:p>
          </table:table-cell>
          <table:table-cell/>
          <table:table-cell office:value-type="float" office:value="17.676696" calcext:value-type="float">
            <text:p>17.676696</text:p>
          </table:table-cell>
        </table:table-row>
        <table:table-row table:style-name="ro1">
          <table:table-cell table:number-columns-repeated="5"/>
          <table:table-cell office:value-type="float" office:value="-0.602592" calcext:value-type="float">
            <text:p>-0.602592</text:p>
          </table:table-cell>
          <table:table-cell office:value-type="float" office:value="0.797144" calcext:value-type="float">
            <text:p>0.797144</text:p>
          </table:table-cell>
          <table:table-cell office:value-type="float" office:value="0.048667" calcext:value-type="float">
            <text:p>0.048667</text:p>
          </table:table-cell>
          <table:table-cell office:value-type="float" office:value="87.048065" calcext:value-type="float">
            <text:p>87.0480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19587" calcext:value-type="float">
            <text:p>0.019587</text:p>
          </table:table-cell>
          <table:table-cell office:value-type="float" office:value="-0.046226" calcext:value-type="float">
            <text:p>-0.046226</text:p>
          </table:table-cell>
          <table:table-cell office:value-type="float" office:value="0.998988" calcext:value-type="float">
            <text:p>0.998988</text:p>
          </table:table-cell>
          <table:table-cell office:value-type="float" office:value="-7.875946" calcext:value-type="float">
            <text:p>-7.87594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02</text:p>
          </table:table-cell>
          <table:table-cell/>
          <table:table-cell office:value-type="string" calcext:value-type="string">
            <text:p>0.635223,-0.773382,0.009403,36.035782,0.770917,0.634262,0.070284,-247.709656,-0.060280,-0.037413,0.997901,11.493330,0.000000,0.000000,0.000000,1.000000</text:p>
          </table:table-cell>
          <table:table-cell/>
          <table:table-cell office:value-type="float" office:value="0.635223" calcext:value-type="float">
            <text:p>0.635223</text:p>
          </table:table-cell>
          <table:table-cell office:value-type="float" office:value="-0.773382" calcext:value-type="float">
            <text:p>-0.773382</text:p>
          </table:table-cell>
          <table:table-cell office:value-type="float" office:value="0.009403" calcext:value-type="float">
            <text:p>0.009403</text:p>
          </table:table-cell>
          <table:table-cell office:value-type="float" office:value="36.035782" calcext:value-type="float">
            <text:p>36.035782</text:p>
          </table:table-cell>
          <table:table-cell/>
          <table:table-cell table:formula="of:=COS([.G20]) - SIN([.H20]) + SIN([.G21]) + COS([.H21])" office:value-type="float" office:value="1.23994618256158" calcext:value-type="float">
            <text:p>1.23994618256158</text:p>
          </table:table-cell>
          <table:table-cell table:formula="of:=COS([.F19]) + SIN([.H19]) - SIN([.F21]) + COS([.H21])" office:value-type="float" office:value="1.41665312152141" calcext:value-type="float">
            <text:p>1.41665312152141</text:p>
          </table:table-cell>
          <table:table-cell table:formula="of:=COS([.F19]) - SIN([.G19]) + SIN([.F20]) + COS([.G20])" office:value-type="float" office:value="3.00580113672097" calcext:value-type="float">
            <text:p>3.00580113672097</text:p>
          </table:table-cell>
          <table:table-cell/>
          <table:table-cell table:formula="of:=[.I19]" office:value-type="float" office:value="36.035782" calcext:value-type="float">
            <text:p>36.035782</text:p>
          </table:table-cell>
          <table:table-cell table:formula="of:=[.I20]" office:value-type="float" office:value="-247.709656" calcext:value-type="float">
            <text:p>-247.709656</text:p>
          </table:table-cell>
          <table:table-cell table:formula="of:=[.I21]" office:value-type="float" office:value="11.49333" calcext:value-type="float">
            <text:p>11.49333</text:p>
          </table:table-cell>
          <table:table-cell/>
          <table:table-cell table:formula="of:=[.F19]" office:value-type="float" office:value="0.635223" calcext:value-type="float">
            <text:p>0.635223</text:p>
          </table:table-cell>
          <table:table-cell table:formula="of:=[.G20]" office:value-type="float" office:value="0.634262" calcext:value-type="float">
            <text:p>0.634262</text:p>
          </table:table-cell>
          <table:table-cell table:formula="of:=[.H21]" office:value-type="float" office:value="0.997901" calcext:value-type="float">
            <text:p>0.997901</text:p>
          </table:table-cell>
          <table:table-cell/>
          <table:table-cell office:value-type="float" office:value="14.589707" calcext:value-type="float">
            <text:p>14.589707</text:p>
          </table:table-cell>
        </table:table-row>
        <table:table-row table:style-name="ro1">
          <table:table-cell table:number-columns-repeated="5"/>
          <table:table-cell office:value-type="float" office:value="0.770917" calcext:value-type="float">
            <text:p>0.770917</text:p>
          </table:table-cell>
          <table:table-cell office:value-type="float" office:value="0.634262" calcext:value-type="float">
            <text:p>0.634262</text:p>
          </table:table-cell>
          <table:table-cell office:value-type="float" office:value="0.070284" calcext:value-type="float">
            <text:p>0.070284</text:p>
          </table:table-cell>
          <table:table-cell office:value-type="float" office:value="-247.709656" calcext:value-type="float">
            <text:p>-247.70965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028" calcext:value-type="float">
            <text:p>-0.06028</text:p>
          </table:table-cell>
          <table:table-cell office:value-type="float" office:value="-0.037413" calcext:value-type="float">
            <text:p>-0.037413</text:p>
          </table:table-cell>
          <table:table-cell office:value-type="float" office:value="0.997901" calcext:value-type="float">
            <text:p>0.997901</text:p>
          </table:table-cell>
          <table:table-cell office:value-type="float" office:value="11.49333" calcext:value-type="float">
            <text:p>11.4933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02</text:p>
          </table:table-cell>
          <table:table-cell/>
          <table:table-cell office:value-type="string" calcext:value-type="string">
            <text:p>-0.879993,-0.477127,0.003769,277.117615,0.477078,-0.880260,0.003191,-243.577972,0.001797,0.004566,1.000556,-0.079196,0.000000,0.000000,0.000000,1.000000</text:p>
          </table:table-cell>
          <table:table-cell/>
          <table:table-cell office:value-type="float" office:value="-0.879993" calcext:value-type="float">
            <text:p>-0.879993</text:p>
          </table:table-cell>
          <table:table-cell office:value-type="float" office:value="-0.477127" calcext:value-type="float">
            <text:p>-0.477127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277.117615" calcext:value-type="float">
            <text:p>277.117615</text:p>
          </table:table-cell>
          <table:table-cell/>
          <table:table-cell table:formula="of:=COS([.G25]) - SIN([.H25]) + SIN([.G26]) + COS([.H26])" office:value-type="float" office:value="1.17816008461766" calcext:value-type="float">
            <text:p>1.17816008461766</text:p>
          </table:table-cell>
          <table:table-cell table:formula="of:=COS([.F24]) + SIN([.H24]) - SIN([.F26]) + COS([.H26])" office:value-type="float" office:value="1.17896289591019" calcext:value-type="float">
            <text:p>1.17896289591019</text:p>
          </table:table-cell>
          <table:table-cell table:formula="of:=COS([.F24]) - SIN([.G24]) + SIN([.F25]) + COS([.G25])" office:value-type="float" office:value="2.19252161546665" calcext:value-type="float">
            <text:p>2.19252161546665</text:p>
          </table:table-cell>
          <table:table-cell/>
          <table:table-cell table:formula="of:=[.I24]" office:value-type="float" office:value="277.117615" calcext:value-type="float">
            <text:p>277.117615</text:p>
          </table:table-cell>
          <table:table-cell table:formula="of:=[.I25]" office:value-type="float" office:value="-243.577972" calcext:value-type="float">
            <text:p>-243.577972</text:p>
          </table:table-cell>
          <table:table-cell table:formula="of:=[.I26]" office:value-type="float" office:value="-0.079196" calcext:value-type="float">
            <text:p>-0.079196</text:p>
          </table:table-cell>
          <table:table-cell/>
          <table:table-cell table:formula="of:=[.F24]" office:value-type="float" office:value="-0.879993" calcext:value-type="float">
            <text:p>-0.879993</text:p>
          </table:table-cell>
          <table:table-cell table:formula="of:=[.G25]" office:value-type="float" office:value="-0.88026" calcext:value-type="float">
            <text:p>-0.88026</text:p>
          </table:table-cell>
          <table:table-cell table:formula="of:=[.H26]" office:value-type="float" office:value="1.000556" calcext:value-type="float">
            <text:p>1.000556</text:p>
          </table:table-cell>
          <table:table-cell/>
          <table:table-cell office:value-type="float" office:value="15.88971" calcext:value-type="float">
            <text:p>15.88971</text:p>
          </table:table-cell>
        </table:table-row>
        <table:table-row table:style-name="ro1">
          <table:table-cell table:number-columns-repeated="5"/>
          <table:table-cell office:value-type="float" office:value="0.477078" calcext:value-type="float">
            <text:p>0.477078</text:p>
          </table:table-cell>
          <table:table-cell office:value-type="float" office:value="-0.88026" calcext:value-type="float">
            <text:p>-0.88026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-243.577972" calcext:value-type="float">
            <text:p>-243.57797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01797" calcext:value-type="float">
            <text:p>0.001797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1.000556" calcext:value-type="float">
            <text:p>1.000556</text:p>
          </table:table-cell>
          <table:table-cell office:value-type="float" office:value="-0.079196" calcext:value-type="float">
            <text:p>-0.07919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02</text:p>
          </table:table-cell>
          <table:table-cell/>
          <table:table-cell office:value-type="string" calcext:value-type="string">
            <text:p>0.963433,0.271132,-0.027870,80.513031,-0.266420,0.958717,0.114203,-55.344742,0.057634,-0.102612,0.993820,-10.107821,0.000000,0.000000,0.000000,1.000000</text:p>
          </table:table-cell>
          <table:table-cell/>
          <table:table-cell office:value-type="float" office:value="0.963433" calcext:value-type="float">
            <text:p>0.963433</text:p>
          </table:table-cell>
          <table:table-cell office:value-type="float" office:value="0.271132" calcext:value-type="float">
            <text:p>0.271132</text:p>
          </table:table-cell>
          <table:table-cell office:value-type="float" office:value="-0.02787" calcext:value-type="float">
            <text:p>-0.02787</text:p>
          </table:table-cell>
          <table:table-cell office:value-type="float" office:value="80.513031" calcext:value-type="float">
            <text:p>80.513031</text:p>
          </table:table-cell>
          <table:table-cell/>
          <table:table-cell table:formula="of:=COS([.G30]) - SIN([.H30]) + SIN([.G31]) + COS([.H31])" office:value-type="float" office:value="0.903675841895296" calcext:value-type="float">
            <text:p>0.903675841895296</text:p>
          </table:table-cell>
          <table:table-cell table:formula="of:=COS([.F29]) + SIN([.H29]) - SIN([.F31]) + COS([.H31])" office:value-type="float" office:value="1.0307280825386" calcext:value-type="float">
            <text:p>1.0307280825386</text:p>
          </table:table-cell>
          <table:table-cell table:formula="of:=COS([.F29]) - SIN([.G29]) + SIN([.F30]) + COS([.G30])" office:value-type="float" office:value="0.614173174677072" calcext:value-type="float">
            <text:p>0.614173174677072</text:p>
          </table:table-cell>
          <table:table-cell/>
          <table:table-cell table:formula="of:=[.I29]" office:value-type="float" office:value="80.513031" calcext:value-type="float">
            <text:p>80.513031</text:p>
          </table:table-cell>
          <table:table-cell table:formula="of:=[.I30]" office:value-type="float" office:value="-55.344742" calcext:value-type="float">
            <text:p>-55.344742</text:p>
          </table:table-cell>
          <table:table-cell table:formula="of:=[.I31]" office:value-type="float" office:value="-10.107821" calcext:value-type="float">
            <text:p>-10.107821</text:p>
          </table:table-cell>
          <table:table-cell/>
          <table:table-cell table:formula="of:=[.F29]" office:value-type="float" office:value="0.963433" calcext:value-type="float">
            <text:p>0.963433</text:p>
          </table:table-cell>
          <table:table-cell table:formula="of:=[.G30]" office:value-type="float" office:value="0.958717" calcext:value-type="float">
            <text:p>0.958717</text:p>
          </table:table-cell>
          <table:table-cell table:formula="of:=[.H31]" office:value-type="float" office:value="0.99382" calcext:value-type="float">
            <text:p>0.99382</text:p>
          </table:table-cell>
          <table:table-cell/>
          <table:table-cell office:value-type="float" office:value="16.041497" calcext:value-type="float">
            <text:p>16.041497</text:p>
          </table:table-cell>
        </table:table-row>
        <table:table-row table:style-name="ro1">
          <table:table-cell table:number-columns-repeated="5"/>
          <table:table-cell office:value-type="float" office:value="-0.26642" calcext:value-type="float">
            <text:p>-0.26642</text:p>
          </table:table-cell>
          <table:table-cell office:value-type="float" office:value="0.958717" calcext:value-type="float">
            <text:p>0.958717</text:p>
          </table:table-cell>
          <table:table-cell office:value-type="float" office:value="0.114203" calcext:value-type="float">
            <text:p>0.114203</text:p>
          </table:table-cell>
          <table:table-cell office:value-type="float" office:value="-55.344742" calcext:value-type="float">
            <text:p>-55.34474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57634" calcext:value-type="float">
            <text:p>0.057634</text:p>
          </table:table-cell>
          <table:table-cell office:value-type="float" office:value="-0.102612" calcext:value-type="float">
            <text:p>-0.102612</text:p>
          </table:table-cell>
          <table:table-cell office:value-type="float" office:value="0.99382" calcext:value-type="float">
            <text:p>0.99382</text:p>
          </table:table-cell>
          <table:table-cell office:value-type="float" office:value="-10.107821" calcext:value-type="float">
            <text:p>-10.10782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02</text:p>
          </table:table-cell>
          <table:table-cell/>
          <table:table-cell office:value-type="string" calcext:value-type="string">
            <text:p>1.001365,0.020552,0.000337,2.415299,-0.020678,0.999511,0.068330,-50.014515,0.001087,-0.068459,0.998602,-5.052285,0.000000,0.000000,0.000000,1.000000</text:p>
          </table:table-cell>
          <table:table-cell/>
          <table:table-cell office:value-type="float" office:value="1.001365" calcext:value-type="float">
            <text:p>1.001365</text:p>
          </table:table-cell>
          <table:table-cell office:value-type="float" office:value="0.020552" calcext:value-type="float">
            <text:p>0.020552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2.415299" calcext:value-type="float">
            <text:p>2.415299</text:p>
          </table:table-cell>
          <table:table-cell/>
          <table:table-cell table:formula="of:=COS([.G35]) - SIN([.H35]) + SIN([.G36]) + COS([.H36])" office:value-type="float" office:value="0.945509495283548" calcext:value-type="float">
            <text:p>0.945509495283548</text:p>
          </table:table-cell>
          <table:table-cell table:formula="of:=COS([.F34]) + SIN([.H34]) - SIN([.F36]) + COS([.H36])" office:value-type="float" office:value="1.07988134912325" calcext:value-type="float">
            <text:p>1.07988134912325</text:p>
          </table:table-cell>
          <table:table-cell table:formula="of:=COS([.F34]) - SIN([.G34]) + SIN([.F35]) + COS([.G35])" office:value-type="float" office:value="1.03863983587122" calcext:value-type="float">
            <text:p>1.03863983587122</text:p>
          </table:table-cell>
          <table:table-cell/>
          <table:table-cell table:formula="of:=[.I34]" office:value-type="float" office:value="2.415299" calcext:value-type="float">
            <text:p>2.415299</text:p>
          </table:table-cell>
          <table:table-cell table:formula="of:=[.I35]" office:value-type="float" office:value="-50.014515" calcext:value-type="float">
            <text:p>-50.014515</text:p>
          </table:table-cell>
          <table:table-cell table:formula="of:=[.I36]" office:value-type="float" office:value="-5.052285" calcext:value-type="float">
            <text:p>-5.052285</text:p>
          </table:table-cell>
          <table:table-cell/>
          <table:table-cell table:formula="of:=[.F34]" office:value-type="float" office:value="1.001365" calcext:value-type="float">
            <text:p>1.001365</text:p>
          </table:table-cell>
          <table:table-cell table:formula="of:=[.G35]" office:value-type="float" office:value="0.999511" calcext:value-type="float">
            <text:p>0.999511</text:p>
          </table:table-cell>
          <table:table-cell table:formula="of:=[.H36]" office:value-type="float" office:value="0.998602" calcext:value-type="float">
            <text:p>0.998602</text:p>
          </table:table-cell>
          <table:table-cell/>
          <table:table-cell office:value-type="float" office:value="9.341261" calcext:value-type="float">
            <text:p>9.341261</text:p>
          </table:table-cell>
        </table:table-row>
        <table:table-row table:style-name="ro1">
          <table:table-cell table:number-columns-repeated="5"/>
          <table:table-cell office:value-type="float" office:value="-0.020678" calcext:value-type="float">
            <text:p>-0.020678</text:p>
          </table:table-cell>
          <table:table-cell office:value-type="float" office:value="0.999511" calcext:value-type="float">
            <text:p>0.999511</text:p>
          </table:table-cell>
          <table:table-cell office:value-type="float" office:value="0.06833" calcext:value-type="float">
            <text:p>0.06833</text:p>
          </table:table-cell>
          <table:table-cell office:value-type="float" office:value="-50.014515" calcext:value-type="float">
            <text:p>-50.0145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01087" calcext:value-type="float">
            <text:p>0.001087</text:p>
          </table:table-cell>
          <table:table-cell office:value-type="float" office:value="-0.068459" calcext:value-type="float">
            <text:p>-0.068459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-5.052285" calcext:value-type="float">
            <text:p>-5.05228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02</text:p>
          </table:table-cell>
          <table:table-cell/>
          <table:table-cell office:value-type="string" calcext:value-type="string">
            <text:p>-0.974733,-0.220065,-0.071898,406.981018,0.221540,-0.977623,-0.012048,-207.154755,-0.067511,-0.027716,0.998395,4.413674,0.000000,0.000000,0.000000,1.000000</text:p>
          </table:table-cell>
          <table:table-cell/>
          <table:table-cell office:value-type="float" office:value="-0.974733" calcext:value-type="float">
            <text:p>-0.974733</text:p>
          </table:table-cell>
          <table:table-cell office:value-type="float" office:value="-0.220065" calcext:value-type="float">
            <text:p>-0.220065</text:p>
          </table:table-cell>
          <table:table-cell office:value-type="float" office:value="-0.071898" calcext:value-type="float">
            <text:p>-0.071898</text:p>
          </table:table-cell>
          <table:table-cell office:value-type="float" office:value="406.981018" calcext:value-type="float">
            <text:p>406.981018</text:p>
          </table:table-cell>
          <table:table-cell/>
          <table:table-cell table:formula="of:=COS([.G40]) - SIN([.H40]) + SIN([.G41]) + COS([.H41])" office:value-type="float" office:value="1.08498249069597" calcext:value-type="float">
            <text:p>1.08498249069597</text:p>
          </table:table-cell>
          <table:table-cell table:formula="of:=COS([.F39]) + SIN([.H39]) - SIN([.F41]) + COS([.H41])" office:value-type="float" office:value="1.09866485704261" calcext:value-type="float">
            <text:p>1.09866485704261</text:p>
          </table:table-cell>
          <table:table-cell table:formula="of:=COS([.F39]) - SIN([.G39]) + SIN([.F40]) + COS([.G40])" office:value-type="float" office:value="1.5584093952175" calcext:value-type="float">
            <text:p>1.5584093952175</text:p>
          </table:table-cell>
          <table:table-cell/>
          <table:table-cell table:formula="of:=[.I39]" office:value-type="float" office:value="406.981018" calcext:value-type="float">
            <text:p>406.981018</text:p>
          </table:table-cell>
          <table:table-cell table:formula="of:=[.I40]" office:value-type="float" office:value="-207.154755" calcext:value-type="float">
            <text:p>-207.154755</text:p>
          </table:table-cell>
          <table:table-cell table:formula="of:=[.I41]" office:value-type="float" office:value="4.413674" calcext:value-type="float">
            <text:p>4.413674</text:p>
          </table:table-cell>
          <table:table-cell/>
          <table:table-cell table:formula="of:=[.F39]" office:value-type="float" office:value="-0.974733" calcext:value-type="float">
            <text:p>-0.974733</text:p>
          </table:table-cell>
          <table:table-cell table:formula="of:=[.G40]" office:value-type="float" office:value="-0.977623" calcext:value-type="float">
            <text:p>-0.977623</text:p>
          </table:table-cell>
          <table:table-cell table:formula="of:=[.H41]" office:value-type="float" office:value="0.998395" calcext:value-type="float">
            <text:p>0.998395</text:p>
          </table:table-cell>
          <table:table-cell/>
          <table:table-cell office:value-type="float" office:value="16.438241" calcext:value-type="float">
            <text:p>16.438241</text:p>
          </table:table-cell>
        </table:table-row>
        <table:table-row table:style-name="ro1">
          <table:table-cell table:number-columns-repeated="5"/>
          <table:table-cell office:value-type="float" office:value="0.22154" calcext:value-type="float">
            <text:p>0.22154</text:p>
          </table:table-cell>
          <table:table-cell office:value-type="float" office:value="-0.977623" calcext:value-type="float">
            <text:p>-0.977623</text:p>
          </table:table-cell>
          <table:table-cell office:value-type="float" office:value="-0.012048" calcext:value-type="float">
            <text:p>-0.012048</text:p>
          </table:table-cell>
          <table:table-cell office:value-type="float" office:value="-207.154755" calcext:value-type="float">
            <text:p>-207.15475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7511" calcext:value-type="float">
            <text:p>-0.067511</text:p>
          </table:table-cell>
          <table:table-cell office:value-type="float" office:value="-0.027716" calcext:value-type="float">
            <text:p>-0.027716</text:p>
          </table:table-cell>
          <table:table-cell office:value-type="float" office:value="0.998395" calcext:value-type="float">
            <text:p>0.998395</text:p>
          </table:table-cell>
          <table:table-cell office:value-type="float" office:value="4.413674" calcext:value-type="float">
            <text:p>4.41367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02</text:p>
          </table:table-cell>
          <table:table-cell/>
          <table:table-cell office:value-type="string" calcext:value-type="string">
            <text:p>-0.692475,0.716978,-0.106717,541.121033,-0.724281,-0.686231,0.094788,-150.694366,-0.005279,0.142779,0.990955,23.794020,0.000000,0.000000,0.000000,1.000000</text:p>
          </table:table-cell>
          <table:table-cell/>
          <table:table-cell office:value-type="float" office:value="-0.692475" calcext:value-type="float">
            <text:p>-0.692475</text:p>
          </table:table-cell>
          <table:table-cell office:value-type="float" office:value="0.716978" calcext:value-type="float">
            <text:p>0.716978</text:p>
          </table:table-cell>
          <table:table-cell office:value-type="float" office:value="-0.106717" calcext:value-type="float">
            <text:p>-0.106717</text:p>
          </table:table-cell>
          <table:table-cell office:value-type="float" office:value="541.121033" calcext:value-type="float">
            <text:p>541.121033</text:p>
          </table:table-cell>
          <table:table-cell/>
          <table:table-cell table:formula="of:=COS([.G45]) - SIN([.H45]) + SIN([.G46]) + COS([.H46])" office:value-type="float" office:value="1.3691791058195" calcext:value-type="float">
            <text:p>1.3691791058195</text:p>
          </table:table-cell>
          <table:table-cell table:formula="of:=COS([.F44]) + SIN([.H44]) - SIN([.F46]) + COS([.H46])" office:value-type="float" office:value="1.21632384883401" calcext:value-type="float">
            <text:p>1.21632384883401</text:p>
          </table:table-cell>
          <table:table-cell table:formula="of:=COS([.F44]) - SIN([.G44]) + SIN([.F45]) + COS([.G45])" office:value-type="float" office:value="0.223601057121948" calcext:value-type="float">
            <text:p>0.223601057121948</text:p>
          </table:table-cell>
          <table:table-cell/>
          <table:table-cell table:formula="of:=[.I44]" office:value-type="float" office:value="541.121033" calcext:value-type="float">
            <text:p>541.121033</text:p>
          </table:table-cell>
          <table:table-cell table:formula="of:=[.I45]" office:value-type="float" office:value="-150.694366" calcext:value-type="float">
            <text:p>-150.694366</text:p>
          </table:table-cell>
          <table:table-cell table:formula="of:=[.I46]" office:value-type="float" office:value="23.79402" calcext:value-type="float">
            <text:p>23.79402</text:p>
          </table:table-cell>
          <table:table-cell/>
          <table:table-cell table:formula="of:=[.F44]" office:value-type="float" office:value="-0.692475" calcext:value-type="float">
            <text:p>-0.692475</text:p>
          </table:table-cell>
          <table:table-cell table:formula="of:=[.G45]" office:value-type="float" office:value="-0.686231" calcext:value-type="float">
            <text:p>-0.686231</text:p>
          </table:table-cell>
          <table:table-cell table:formula="of:=[.H46]" office:value-type="float" office:value="0.990955" calcext:value-type="float">
            <text:p>0.990955</text:p>
          </table:table-cell>
          <table:table-cell/>
          <table:table-cell office:value-type="float" office:value="17.81745" calcext:value-type="float">
            <text:p>17.81745</text:p>
          </table:table-cell>
        </table:table-row>
        <table:table-row table:style-name="ro1">
          <table:table-cell table:number-columns-repeated="5"/>
          <table:table-cell office:value-type="float" office:value="-0.724281" calcext:value-type="float">
            <text:p>-0.724281</text:p>
          </table:table-cell>
          <table:table-cell office:value-type="float" office:value="-0.686231" calcext:value-type="float">
            <text:p>-0.686231</text:p>
          </table:table-cell>
          <table:table-cell office:value-type="float" office:value="0.094788" calcext:value-type="float">
            <text:p>0.094788</text:p>
          </table:table-cell>
          <table:table-cell office:value-type="float" office:value="-150.694366" calcext:value-type="float">
            <text:p>-150.694366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05279" calcext:value-type="float">
            <text:p>-0.005279</text:p>
          </table:table-cell>
          <table:table-cell office:value-type="float" office:value="0.142779" calcext:value-type="float">
            <text:p>0.142779</text:p>
          </table:table-cell>
          <table:table-cell office:value-type="float" office:value="0.990955" calcext:value-type="float">
            <text:p>0.990955</text:p>
          </table:table-cell>
          <table:table-cell office:value-type="float" office:value="23.79402" calcext:value-type="float">
            <text:p>23.7940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02</text:p>
          </table:table-cell>
          <table:table-cell/>
          <table:table-cell office:value-type="string" calcext:value-type="string">
            <text:p>-0.650807,0.752774,-0.125083,572.784851,-0.757515,-0.656726,-0.004944,4.020000,-0.085680,0.091420,0.993538,20.255424,0.000000,0.000000,0.000000,1.000000</text:p>
          </table:table-cell>
          <table:table-cell/>
          <table:table-cell office:value-type="float" office:value="-0.650807" calcext:value-type="float">
            <text:p>-0.650807</text:p>
          </table:table-cell>
          <table:table-cell office:value-type="float" office:value="0.752774" calcext:value-type="float">
            <text:p>0.752774</text:p>
          </table:table-cell>
          <table:table-cell office:value-type="float" office:value="-0.125083" calcext:value-type="float">
            <text:p>-0.125083</text:p>
          </table:table-cell>
          <table:table-cell office:value-type="float" office:value="572.784851" calcext:value-type="float">
            <text:p>572.784851</text:p>
          </table:table-cell>
          <table:table-cell/>
          <table:table-cell table:formula="of:=COS([.G50]) - SIN([.H50]) + SIN([.G51]) + COS([.H51])" office:value-type="float" office:value="1.43396060208831" calcext:value-type="float">
            <text:p>1.43396060208831</text:p>
          </table:table-cell>
          <table:table-cell table:formula="of:=COS([.F49]) + SIN([.H49]) - SIN([.F51]) + COS([.H51])" office:value-type="float" office:value="1.30214184943309" calcext:value-type="float">
            <text:p>1.30214184943309</text:p>
          </table:table-cell>
          <table:table-cell table:formula="of:=COS([.F49]) - SIN([.G49]) + SIN([.F50]) + COS([.G50])" office:value-type="float" office:value="0.216806550373813" calcext:value-type="float">
            <text:p>0.216806550373813</text:p>
          </table:table-cell>
          <table:table-cell/>
          <table:table-cell table:formula="of:=[.I49]" office:value-type="float" office:value="572.784851" calcext:value-type="float">
            <text:p>572.784851</text:p>
          </table:table-cell>
          <table:table-cell table:formula="of:=[.I50]" office:value-type="float" office:value="4.02" calcext:value-type="float">
            <text:p>4.02</text:p>
          </table:table-cell>
          <table:table-cell table:formula="of:=[.I51]" office:value-type="float" office:value="20.255424" calcext:value-type="float">
            <text:p>20.255424</text:p>
          </table:table-cell>
          <table:table-cell/>
          <table:table-cell table:formula="of:=[.F49]" office:value-type="float" office:value="-0.650807" calcext:value-type="float">
            <text:p>-0.650807</text:p>
          </table:table-cell>
          <table:table-cell table:formula="of:=[.G50]" office:value-type="float" office:value="-0.656726" calcext:value-type="float">
            <text:p>-0.656726</text:p>
          </table:table-cell>
          <table:table-cell table:formula="of:=[.H51]" office:value-type="float" office:value="0.993538" calcext:value-type="float">
            <text:p>0.993538</text:p>
          </table:table-cell>
          <table:table-cell/>
          <table:table-cell office:value-type="float" office:value="20.711356" calcext:value-type="float">
            <text:p>20.711356</text:p>
          </table:table-cell>
        </table:table-row>
        <table:table-row table:style-name="ro1">
          <table:table-cell table:number-columns-repeated="5"/>
          <table:table-cell office:value-type="float" office:value="-0.757515" calcext:value-type="float">
            <text:p>-0.757515</text:p>
          </table:table-cell>
          <table:table-cell office:value-type="float" office:value="-0.656726" calcext:value-type="float">
            <text:p>-0.656726</text:p>
          </table:table-cell>
          <table:table-cell office:value-type="float" office:value="-0.004944" calcext:value-type="float">
            <text:p>-0.004944</text:p>
          </table:table-cell>
          <table:table-cell office:value-type="float" office:value="4.02" calcext:value-type="float">
            <text:p>4.0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568" calcext:value-type="float">
            <text:p>-0.08568</text:p>
          </table:table-cell>
          <table:table-cell office:value-type="float" office:value="0.09142" calcext:value-type="float">
            <text:p>0.09142</text:p>
          </table:table-cell>
          <table:table-cell office:value-type="float" office:value="0.993538" calcext:value-type="float">
            <text:p>0.993538</text:p>
          </table:table-cell>
          <table:table-cell office:value-type="float" office:value="20.255424" calcext:value-type="float">
            <text:p>20.25542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02</text:p>
          </table:table-cell>
          <table:table-cell/>
          <table:table-cell office:value-type="string" calcext:value-type="string">
            <text:p>-0.146911,-0.984625,0.125225,4.781213,0.990658,-0.152018,-0.028698,-189.964249,0.047178,0.119658,0.993249,19.294014,0.000000,0.000000,0.000000,1.000000</text:p>
          </table:table-cell>
          <table:table-cell/>
          <table:table-cell office:value-type="float" office:value="-0.146911" calcext:value-type="float">
            <text:p>-0.146911</text:p>
          </table:table-cell>
          <table:table-cell office:value-type="float" office:value="-0.984625" calcext:value-type="float">
            <text:p>-0.984625</text:p>
          </table:table-cell>
          <table:table-cell office:value-type="float" office:value="0.125225" calcext:value-type="float">
            <text:p>0.125225</text:p>
          </table:table-cell>
          <table:table-cell office:value-type="float" office:value="4.781213" calcext:value-type="float">
            <text:p>4.781213</text:p>
          </table:table-cell>
          <table:table-cell/>
          <table:table-cell table:formula="of:=COS([.G55]) - SIN([.H55]) + SIN([.G56]) + COS([.H56])" office:value-type="float" office:value="1.68250494040814" calcext:value-type="float">
            <text:p>1.68250494040814</text:p>
          </table:table-cell>
          <table:table-cell table:formula="of:=COS([.F54]) + SIN([.H54]) - SIN([.F56]) + COS([.H56])" office:value-type="float" office:value="1.61293616911714" calcext:value-type="float">
            <text:p>1.61293616911714</text:p>
          </table:table-cell>
          <table:table-cell table:formula="of:=COS([.F54]) - SIN([.G54]) + SIN([.F55]) + COS([.G55])" office:value-type="float" office:value="3.64714701659245" calcext:value-type="float">
            <text:p>3.64714701659245</text:p>
          </table:table-cell>
          <table:table-cell/>
          <table:table-cell table:formula="of:=[.I54]" office:value-type="float" office:value="4.781213" calcext:value-type="float">
            <text:p>4.781213</text:p>
          </table:table-cell>
          <table:table-cell table:formula="of:=[.I55]" office:value-type="float" office:value="-189.964249" calcext:value-type="float">
            <text:p>-189.964249</text:p>
          </table:table-cell>
          <table:table-cell table:formula="of:=[.I56]" office:value-type="float" office:value="19.294014" calcext:value-type="float">
            <text:p>19.294014</text:p>
          </table:table-cell>
          <table:table-cell/>
          <table:table-cell table:formula="of:=[.F54]" office:value-type="float" office:value="-0.146911" calcext:value-type="float">
            <text:p>-0.146911</text:p>
          </table:table-cell>
          <table:table-cell table:formula="of:=[.G55]" office:value-type="float" office:value="-0.152018" calcext:value-type="float">
            <text:p>-0.152018</text:p>
          </table:table-cell>
          <table:table-cell table:formula="of:=[.H56]" office:value-type="float" office:value="0.993249" calcext:value-type="float">
            <text:p>0.993249</text:p>
          </table:table-cell>
          <table:table-cell/>
          <table:table-cell office:value-type="float" office:value="17.666445" calcext:value-type="float">
            <text:p>17.666445</text:p>
          </table:table-cell>
        </table:table-row>
        <table:table-row table:style-name="ro1">
          <table:table-cell table:number-columns-repeated="5"/>
          <table:table-cell office:value-type="float" office:value="0.990658" calcext:value-type="float">
            <text:p>0.990658</text:p>
          </table:table-cell>
          <table:table-cell office:value-type="float" office:value="-0.152018" calcext:value-type="float">
            <text:p>-0.152018</text:p>
          </table:table-cell>
          <table:table-cell office:value-type="float" office:value="-0.028698" calcext:value-type="float">
            <text:p>-0.028698</text:p>
          </table:table-cell>
          <table:table-cell office:value-type="float" office:value="-189.964249" calcext:value-type="float">
            <text:p>-189.96424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47178" calcext:value-type="float">
            <text:p>0.047178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0.993249" calcext:value-type="float">
            <text:p>0.993249</text:p>
          </table:table-cell>
          <table:table-cell office:value-type="float" office:value="19.294014" calcext:value-type="float">
            <text:p>19.29401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5:12:49.180814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3T15:28:58.912711584</dc:date>
    <meta:editing-duration>PT23M23S</meta:editing-duration>
    <meta:editing-cycles>4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X Over Time</text:p>
        </chart:title>
        <chart:subtitle svg:x="0cm" svg:y="0cm" chart:style-name="ch3">
          <text:p/>
        </chart:subtitle>
        <chart:plot-area chart:style-name="ch4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7624694513557">
                <text:p>1.07624694513557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0.944587941366814">
                <text:p>0.944587941366814</text:p>
              </table:table-cell>
              <table:table-cell office:value-type="float" office:value="1.14504890184726">
                <text:p>1.14504890184726</text:p>
              </table:table-cell>
              <table:table-cell office:value-type="float" office:value="1.23994618256158">
                <text:p>1.23994618256158</text:p>
              </table:table-cell>
              <table:table-cell office:value-type="float" office:value="1.17816008461766">
                <text:p>1.17816008461766</text:p>
              </table:table-cell>
              <table:table-cell office:value-type="float" office:value="0.903675841895296">
                <text:p>0.903675841895296</text:p>
              </table:table-cell>
              <table:table-cell office:value-type="float" office:value="0.945509495283548">
                <text:p>0.945509495283548</text:p>
              </table:table-cell>
              <table:table-cell office:value-type="float" office:value="1.08498249069597">
                <text:p>1.08498249069597</text:p>
              </table:table-cell>
              <table:table-cell office:value-type="float" office:value="1.3691791058195">
                <text:p>1.3691791058195</text:p>
              </table:table-cell>
              <table:table-cell office:value-type="float" office:value="1.43396060208831">
                <text:p>1.43396060208831</text:p>
              </table:table-cell>
              <table:table-cell office:value-type="float" office:value="1.68250494040814">
                <text:p>1.68250494040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296cm" svg:y="0.316cm" chart:style-name="ch2">
          <text:p>Error Over Time</text:p>
        </chart:title>
        <chart:subtitle svg:x="0cm" svg:y="0cm" chart:style-name="ch3">
          <text:p/>
        </chart:subtitle>
        <chart:plot-area chart:style-name="ch4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0.94cm" svg:y="1.474cm" svg:width="14.728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.740281">
                <text:p>13.740281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15.816349">
                <text:p>15.816349</text:p>
              </table:table-cell>
              <table:table-cell office:value-type="float" office:value="17.676696">
                <text:p>17.676696</text:p>
              </table:table-cell>
              <table:table-cell office:value-type="float" office:value="14.589707">
                <text:p>14.589707</text:p>
              </table:table-cell>
              <table:table-cell office:value-type="float" office:value="15.88971">
                <text:p>15.88971</text:p>
              </table:table-cell>
              <table:table-cell office:value-type="float" office:value="16.041497">
                <text:p>16.041497</text:p>
              </table:table-cell>
              <table:table-cell office:value-type="float" office:value="9.341261">
                <text:p>9.341261</text:p>
              </table:table-cell>
              <table:table-cell office:value-type="float" office:value="16.438241">
                <text:p>16.438241</text:p>
              </table:table-cell>
              <table:table-cell office:value-type="float" office:value="17.81745">
                <text:p>17.81745</text:p>
              </table:table-cell>
              <table:table-cell office:value-type="float" office:value="20.711356">
                <text:p>20.711356</text:p>
              </table:table-cell>
              <table:table-cell office:value-type="float" office:value="17.666445">
                <text:p>17.6664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Y Over Time</text:p>
        </chart:title>
        <chart:subtitle svg:x="0cm" svg:y="0cm" chart:style-name="ch3">
          <text:p/>
        </chart:subtitle>
        <chart:plot-area chart:style-name="ch4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05897099195193">
                <text:p>0.905897099195193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1.05097536152061">
                <text:p>1.05097536152061</text:p>
              </table:table-cell>
              <table:table-cell office:value-type="float" office:value="1.23169640252914">
                <text:p>1.23169640252914</text:p>
              </table:table-cell>
              <table:table-cell office:value-type="float" office:value="1.41665312152141">
                <text:p>1.41665312152141</text:p>
              </table:table-cell>
              <table:table-cell office:value-type="float" office:value="1.17896289591019">
                <text:p>1.17896289591019</text:p>
              </table:table-cell>
              <table:table-cell office:value-type="float" office:value="1.0307280825386">
                <text:p>1.0307280825386</text:p>
              </table:table-cell>
              <table:table-cell office:value-type="float" office:value="1.07988134912325">
                <text:p>1.07988134912325</text:p>
              </table:table-cell>
              <table:table-cell office:value-type="float" office:value="1.09866485704261">
                <text:p>1.09866485704261</text:p>
              </table:table-cell>
              <table:table-cell office:value-type="float" office:value="1.21632384883401">
                <text:p>1.21632384883401</text:p>
              </table:table-cell>
              <table:table-cell office:value-type="float" office:value="1.30214184943309">
                <text:p>1.30214184943309</text:p>
              </table:table-cell>
              <table:table-cell office:value-type="float" office:value="1.61293616911714">
                <text:p>1.61293616911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794cm" svg:y="0.316cm" chart:style-name="ch2">
          <text:p>Rotation Z Over Time</text:p>
        </chart:title>
        <chart:subtitle svg:x="0cm" svg:y="0cm" chart:style-name="ch3">
          <text:p/>
        </chart:subtitle>
        <chart:plot-area chart:style-name="ch4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4cm" svg:width="14.64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17283861599452">
                <text:p>1.17283861599452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1.26512910509814">
                <text:p>1.26512910509814</text:p>
              </table:table-cell>
              <table:table-cell office:value-type="float" office:value="0.26291668420554">
                <text:p>0.26291668420554</text:p>
              </table:table-cell>
              <table:table-cell office:value-type="float" office:value="3.00580113672097">
                <text:p>3.00580113672097</text:p>
              </table:table-cell>
              <table:table-cell office:value-type="float" office:value="2.19252161546665">
                <text:p>2.19252161546665</text:p>
              </table:table-cell>
              <table:table-cell office:value-type="float" office:value="0.614173174677072">
                <text:p>0.614173174677072</text:p>
              </table:table-cell>
              <table:table-cell office:value-type="float" office:value="1.03863983587122">
                <text:p>1.03863983587122</text:p>
              </table:table-cell>
              <table:table-cell office:value-type="float" office:value="1.5584093952175">
                <text:p>1.5584093952175</text:p>
              </table:table-cell>
              <table:table-cell office:value-type="float" office:value="0.223601057121948">
                <text:p>0.223601057121948</text:p>
              </table:table-cell>
              <table:table-cell office:value-type="float" office:value="0.216806550373813">
                <text:p>0.216806550373813</text:p>
              </table:table-cell>
              <table:table-cell office:value-type="float" office:value="3.64714701659245">
                <text:p>3.64714701659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49cm" svg:y="0.316cm" chart:style-name="ch2">
          <text:p>Translation X Over Time</text:p>
        </chart:title>
        <chart:subtitle svg:x="0cm" svg:y="0cm" chart:style-name="ch3">
          <text:p/>
        </chart:subtitle>
        <chart:plot-area chart:style-name="ch4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1.126cm" svg:y="1.475cm" svg:width="14.543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/>
          <chart:series chart:style-name="ch7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5.507744">
                <text:p>105.507744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17.291636">
                <text:p>17.291636</text:p>
              </table:table-cell>
              <table:table-cell office:value-type="float" office:value="113.360664">
                <text:p>113.360664</text:p>
              </table:table-cell>
              <table:table-cell office:value-type="float" office:value="36.035782">
                <text:p>36.035782</text:p>
              </table:table-cell>
              <table:table-cell office:value-type="float" office:value="277.117615">
                <text:p>277.117615</text:p>
              </table:table-cell>
              <table:table-cell office:value-type="float" office:value="80.513031">
                <text:p>80.513031</text:p>
              </table:table-cell>
              <table:table-cell office:value-type="float" office:value="2.415299">
                <text:p>2.415299</text:p>
              </table:table-cell>
              <table:table-cell office:value-type="float" office:value="406.981018">
                <text:p>406.981018</text:p>
              </table:table-cell>
              <table:table-cell office:value-type="float" office:value="541.121033">
                <text:p>541.121033</text:p>
              </table:table-cell>
              <table:table-cell office:value-type="float" office:value="572.784851">
                <text:p>572.784851</text:p>
              </table:table-cell>
              <table:table-cell office:value-type="float" office:value="4.781213">
                <text:p>4.781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503cm" svg:y="0.316cm" chart:style-name="ch2">
          <text:p>Translation Y Over Time</text:p>
        </chart:title>
        <chart:subtitle svg:x="0cm" svg:y="0cm" chart:style-name="ch3">
          <text:p/>
        </chart:subtitle>
        <chart:plot-area chart:style-name="ch4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1.232cm" svg:y="1.474cm" svg:width="14.46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5.961123">
                <text:p>-5.961123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-101.650093">
                <text:p>-101.650093</text:p>
              </table:table-cell>
              <table:table-cell office:value-type="float" office:value="87.048065">
                <text:p>87.048065</text:p>
              </table:table-cell>
              <table:table-cell office:value-type="float" office:value="-247.709656">
                <text:p>-247.709656</text:p>
              </table:table-cell>
              <table:table-cell office:value-type="float" office:value="-243.577972">
                <text:p>-243.577972</text:p>
              </table:table-cell>
              <table:table-cell office:value-type="float" office:value="-55.344742">
                <text:p>-55.344742</text:p>
              </table:table-cell>
              <table:table-cell office:value-type="float" office:value="-50.014515">
                <text:p>-50.014515</text:p>
              </table:table-cell>
              <table:table-cell office:value-type="float" office:value="-207.154755">
                <text:p>-207.154755</text:p>
              </table:table-cell>
              <table:table-cell office:value-type="float" office:value="-150.694366">
                <text:p>-150.694366</text:p>
              </table:table-cell>
              <table:table-cell office:value-type="float" office:value="4.02">
                <text:p>4.02</text:p>
              </table:table-cell>
              <table:table-cell office:value-type="float" office:value="-189.964249">
                <text:p>-189.9642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502cm" svg:y="0.316cm" chart:style-name="ch2">
          <text:p>Translation Z Over Time</text:p>
        </chart:title>
        <chart:subtitle svg:x="0cm" svg:y="0cm" chart:style-name="ch3">
          <text:p/>
        </chart:subtitle>
        <chart:plot-area chart:style-name="ch4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046cm" svg:y="1.475cm" svg:width="14.622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3.172411">
                <text:p>-3.172411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-4.618966">
                <text:p>-4.618966</text:p>
              </table:table-cell>
              <table:table-cell office:value-type="float" office:value="-7.875946">
                <text:p>-7.875946</text:p>
              </table:table-cell>
              <table:table-cell office:value-type="float" office:value="11.49333">
                <text:p>11.49333</text:p>
              </table:table-cell>
              <table:table-cell office:value-type="float" office:value="-0.079196">
                <text:p>-0.079196</text:p>
              </table:table-cell>
              <table:table-cell office:value-type="float" office:value="-10.107821">
                <text:p>-10.107821</text:p>
              </table:table-cell>
              <table:table-cell office:value-type="float" office:value="-5.052285">
                <text:p>-5.052285</text:p>
              </table:table-cell>
              <table:table-cell office:value-type="float" office:value="4.413674">
                <text:p>4.413674</text:p>
              </table:table-cell>
              <table:table-cell office:value-type="float" office:value="23.79402">
                <text:p>23.79402</text:p>
              </table:table-cell>
              <table:table-cell office:value-type="float" office:value="20.255424">
                <text:p>20.255424</text:p>
              </table:table-cell>
              <table:table-cell office:value-type="float" office:value="19.294014">
                <text:p>19.294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153cm" svg:y="1.474cm" svg:width="14.54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4861">
                <text:p>0.994861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96163">
                <text:p>0.996163</text:p>
              </table:table-cell>
              <table:table-cell office:value-type="float" office:value="0.798334">
                <text:p>0.798334</text:p>
              </table:table-cell>
              <table:table-cell office:value-type="float" office:value="0.635223">
                <text:p>0.635223</text:p>
              </table:table-cell>
              <table:table-cell office:value-type="float" office:value="-0.879993">
                <text:p>-0.879993</text:p>
              </table:table-cell>
              <table:table-cell office:value-type="float" office:value="0.963433">
                <text:p>0.963433</text:p>
              </table:table-cell>
              <table:table-cell office:value-type="float" office:value="1.001365">
                <text:p>1.001365</text:p>
              </table:table-cell>
              <table:table-cell office:value-type="float" office:value="-0.974733">
                <text:p>-0.974733</text:p>
              </table:table-cell>
              <table:table-cell office:value-type="float" office:value="-0.692475">
                <text:p>-0.692475</text:p>
              </table:table-cell>
              <table:table-cell office:value-type="float" office:value="-0.650807">
                <text:p>-0.650807</text:p>
              </table:table-cell>
              <table:table-cell office:value-type="float" office:value="-0.146911">
                <text:p>-0.1469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039">
                <text:p>0.999039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993708">
                <text:p>0.993708</text:p>
              </table:table-cell>
              <table:table-cell office:value-type="float" office:value="0.797144">
                <text:p>0.797144</text:p>
              </table:table-cell>
              <table:table-cell office:value-type="float" office:value="0.634262">
                <text:p>0.634262</text:p>
              </table:table-cell>
              <table:table-cell office:value-type="float" office:value="-0.88026">
                <text:p>-0.88026</text:p>
              </table:table-cell>
              <table:table-cell office:value-type="float" office:value="0.958717">
                <text:p>0.958717</text:p>
              </table:table-cell>
              <table:table-cell office:value-type="float" office:value="0.999511">
                <text:p>0.999511</text:p>
              </table:table-cell>
              <table:table-cell office:value-type="float" office:value="-0.977623">
                <text:p>-0.977623</text:p>
              </table:table-cell>
              <table:table-cell office:value-type="float" office:value="-0.686231">
                <text:p>-0.686231</text:p>
              </table:table-cell>
              <table:table-cell office:value-type="float" office:value="-0.656726">
                <text:p>-0.656726</text:p>
              </table:table-cell>
              <table:table-cell office:value-type="float" office:value="-0.152018">
                <text:p>-0.1520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417cm" svg:y="1.474cm" svg:width="14.252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5803">
                <text:p>0.995803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97369">
                <text:p>0.997369</text:p>
              </table:table-cell>
              <table:table-cell office:value-type="float" office:value="0.998988">
                <text:p>0.998988</text:p>
              </table:table-cell>
              <table:table-cell office:value-type="float" office:value="0.997901">
                <text:p>0.997901</text:p>
              </table:table-cell>
              <table:table-cell office:value-type="float" office:value="1.000556">
                <text:p>1.000556</text:p>
              </table:table-cell>
              <table:table-cell office:value-type="float" office:value="0.99382">
                <text:p>0.99382</text:p>
              </table:table-cell>
              <table:table-cell office:value-type="float" office:value="0.998602">
                <text:p>0.998602</text:p>
              </table:table-cell>
              <table:table-cell office:value-type="float" office:value="0.998395">
                <text:p>0.998395</text:p>
              </table:table-cell>
              <table:table-cell office:value-type="float" office:value="0.990955">
                <text:p>0.990955</text:p>
              </table:table-cell>
              <table:table-cell office:value-type="float" office:value="0.993538">
                <text:p>0.993538</text:p>
              </table:table-cell>
              <table:table-cell office:value-type="float" office:value="0.993249">
                <text:p>0.9932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